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ceb22" officeooo:paragraph-rsid="000ceb22"/>
    </style:style>
    <style:style style:name="P2" style:family="paragraph" style:parent-style-name="Standard">
      <style:paragraph-properties fo:line-height="200%"/>
      <style:text-properties officeooo:rsid="000ceb22" officeooo:paragraph-rsid="00103aac"/>
    </style:style>
    <style:style style:name="P3" style:family="paragraph" style:parent-style-name="Standard">
      <style:paragraph-properties fo:line-height="200%"/>
      <style:text-properties officeooo:rsid="000ceb22" officeooo:paragraph-rsid="0011c32c"/>
    </style:style>
    <style:style style:name="P4" style:family="paragraph" style:parent-style-name="Standard">
      <style:paragraph-properties fo:line-height="200%"/>
      <style:text-properties officeooo:paragraph-rsid="001a18c9"/>
    </style:style>
    <style:style style:name="P5" style:family="paragraph" style:parent-style-name="Standard">
      <style:paragraph-properties fo:line-height="200%"/>
      <style:text-properties officeooo:rsid="001a18c9" officeooo:paragraph-rsid="001a18c9"/>
    </style:style>
    <style:style style:name="P6" style:family="paragraph" style:parent-style-name="Standard">
      <style:paragraph-properties fo:line-height="200%"/>
      <style:text-properties officeooo:rsid="001bcf84" officeooo:paragraph-rsid="001bcf84"/>
    </style:style>
    <style:style style:name="P7" style:family="paragraph" style:parent-style-name="Standard">
      <style:paragraph-properties fo:line-height="200%"/>
      <style:text-properties officeooo:rsid="00103aac" officeooo:paragraph-rsid="0011c32c"/>
    </style:style>
    <style:style style:name="P8" style:family="paragraph" style:parent-style-name="Standard">
      <style:paragraph-properties fo:line-height="200%"/>
      <style:text-properties officeooo:rsid="00178472" officeooo:paragraph-rsid="0011c32c"/>
    </style:style>
    <style:style style:name="P9" style:family="paragraph" style:parent-style-name="Standard">
      <style:paragraph-properties fo:line-height="200%"/>
      <style:text-properties officeooo:rsid="0011c32c" officeooo:paragraph-rsid="0011c32c"/>
    </style:style>
    <style:style style:name="T1" style:family="text">
      <style:text-properties officeooo:rsid="0011c32c"/>
    </style:style>
    <style:style style:name="T2" style:family="text">
      <style:text-properties officeooo:rsid="0015d037"/>
    </style:style>
    <style:style style:name="T3" style:family="text">
      <style:text-properties officeooo:rsid="001a18c9"/>
    </style:style>
    <style:style style:name="T4" style:family="text">
      <style:text-properties fo:language="la" fo:country="VA"/>
    </style:style>
    <style:style style:name="T5" style:family="text">
      <style:text-properties officeooo:rsid="001cbca0"/>
    </style:style>
    <style:style style:name="T6" style:family="text">
      <style:text-properties officeooo:rsid="001ef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Aglae E</text:span><text:span text:style-name="T4">ffugium</text:span></text:p>
      <text:p text:style-name="P5"/>
      <text:p text:style-name="P1">Al verl<text:span text:style-name="T5">e</text:span> suspirar contra la brisa</text:p>
      <text:p text:style-name="P1">era fácil sentirse acongojado</text:p>
      <text:p text:style-name="P1">entre olas abrirse abandonado</text:p>
      <text:p text:style-name="P1">por <text:span text:style-name="T5">sus</text:span> labios buscar una premisa.</text:p>
      <text:p text:style-name="P1"/>
      <text:p text:style-name="P1">Dulce aroma de azahar <text:span text:style-name="T2">por</text:span> la poetisa</text:p>
      <text:p text:style-name="P2"><text:span text:style-name="T6">disperso al desasirse</text:span> el pelo atado</text:p>
      <text:p text:style-name="P7">un sonrojo al cohibirse enamorado</text:p>
      <text:p text:style-name="P8">semejándose al mar, ella insumisa. </text:p>
      <text:p text:style-name="P3"/>
      <text:p text:style-name="P9">Su horizonte marcaba el fin del fuego</text:p>
      <text:p text:style-name="P9">al compás del sonido resonante</text:p>
      <text:p text:style-name="P9">que el oleaje formaba sin sosiego</text:p>
      <text:p text:style-name="P3"/>
      <text:p text:style-name="P9">por romper su gemido agonizante </text:p>
      <text:p text:style-name="P9">la canción que dejaba en leve ruego</text:p>
      <text:p text:style-name="P3"><text:span text:style-name="T3">aumentar mi latido</text:span> <text:span text:style-name="T3">sofocante.</text:span></text:p>
      <text:p text:style-name="P3"/>
      <text:p text:style-name="P6">Andrés Ro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8:59:10.631649885</meta:creation-date>
    <dc:date>2017-05-04T14:17:47.495906021</dc:date>
    <meta:editing-duration>PT34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1" meta:character-count="487" meta:non-whitespace-character-count="420"/>
  </office:meta>
</office:document-meta>
</file>